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adb" officeooo:paragraph-rsid="001daadb"/>
    </style:style>
    <style:style style:name="P2" style:family="paragraph" style:parent-style-name="Standard">
      <style:text-properties officeooo:rsid="001daadb" officeooo:paragraph-rsid="0022a664"/>
    </style:style>
    <style:style style:name="P3" style:family="paragraph" style:parent-style-name="Standard">
      <style:text-properties officeooo:rsid="001daadb" officeooo:paragraph-rsid="00238e72"/>
    </style:style>
    <style:style style:name="P4" style:family="paragraph" style:parent-style-name="Standard">
      <style:text-properties officeooo:rsid="001e581d" officeooo:paragraph-rsid="001e581d"/>
    </style:style>
    <style:style style:name="P5" style:family="paragraph" style:parent-style-name="Standard">
      <style:text-properties officeooo:rsid="001e581d" officeooo:paragraph-rsid="0023233c"/>
    </style:style>
    <style:style style:name="P6" style:family="paragraph" style:parent-style-name="Standard">
      <style:text-properties officeooo:rsid="001f41f8" officeooo:paragraph-rsid="001f41f8"/>
    </style:style>
    <style:style style:name="P7" style:family="paragraph" style:parent-style-name="Standard">
      <style:text-properties officeooo:rsid="001f41f8" officeooo:paragraph-rsid="0023233c"/>
    </style:style>
    <style:style style:name="P8" style:family="paragraph" style:parent-style-name="Standard">
      <style:text-properties officeooo:rsid="001fcdbc" officeooo:paragraph-rsid="001fcdbc"/>
    </style:style>
    <style:style style:name="P9" style:family="paragraph" style:parent-style-name="Standard">
      <style:text-properties officeooo:rsid="00213e20" officeooo:paragraph-rsid="00213e20"/>
    </style:style>
    <style:style style:name="P10" style:family="paragraph" style:parent-style-name="Standard">
      <style:text-properties officeooo:paragraph-rsid="0023392c"/>
    </style:style>
    <style:style style:name="P11" style:family="paragraph" style:parent-style-name="Standard">
      <style:text-properties officeooo:rsid="001fcdbc" officeooo:paragraph-rsid="001daadb"/>
    </style:style>
    <style:style style:name="P12" style:family="paragraph" style:parent-style-name="Standard">
      <style:text-properties officeooo:rsid="001fcdbc" officeooo:paragraph-rsid="001fcdbc"/>
    </style:style>
    <style:style style:name="P13" style:family="paragraph" style:parent-style-name="Standard">
      <style:text-properties officeooo:rsid="001fcdbc" officeooo:paragraph-rsid="00289e20"/>
    </style:style>
    <style:style style:name="P14" style:family="paragraph" style:parent-style-name="Standard">
      <style:text-properties officeooo:rsid="001daadb" officeooo:paragraph-rsid="0022a664"/>
    </style:style>
    <style:style style:name="P15" style:family="paragraph" style:parent-style-name="Standard">
      <style:text-properties officeooo:rsid="001daadb" officeooo:paragraph-rsid="0024277c"/>
    </style:style>
    <style:style style:name="P16" style:family="paragraph" style:parent-style-name="Standard">
      <style:text-properties officeooo:rsid="001daadb" officeooo:paragraph-rsid="00255cfc"/>
    </style:style>
    <style:style style:name="P17" style:family="paragraph" style:parent-style-name="Standard">
      <style:text-properties officeooo:rsid="001daadb" officeooo:paragraph-rsid="001daadb"/>
    </style:style>
    <style:style style:name="P18" style:family="paragraph" style:parent-style-name="Standard">
      <style:text-properties officeooo:rsid="001daadb" officeooo:paragraph-rsid="0026d733"/>
    </style:style>
    <style:style style:name="P19" style:family="paragraph" style:parent-style-name="Standard">
      <style:paragraph-properties fo:text-align="start" style:justify-single-word="false"/>
      <style:text-properties officeooo:rsid="001daadb" officeooo:paragraph-rsid="00289e20"/>
    </style:style>
    <style:style style:name="P20" style:family="paragraph" style:parent-style-name="Standard">
      <style:text-properties officeooo:rsid="001daadb" officeooo:paragraph-rsid="0027c9c8"/>
    </style:style>
    <style:style style:name="P21" style:family="paragraph" style:parent-style-name="Standard">
      <style:text-properties officeooo:rsid="001daadb" officeooo:paragraph-rsid="00289e20"/>
    </style:style>
    <style:style style:name="P22" style:family="paragraph" style:parent-style-name="Standard">
      <style:text-properties officeooo:rsid="001daadb" officeooo:paragraph-rsid="002a0c92"/>
    </style:style>
    <style:style style:name="P23" style:family="paragraph" style:parent-style-name="Standard">
      <style:text-properties officeooo:rsid="001daadb" officeooo:paragraph-rsid="002baa7b"/>
    </style:style>
    <style:style style:name="P24" style:family="paragraph" style:parent-style-name="Standard">
      <style:text-properties officeooo:rsid="001daadb" officeooo:paragraph-rsid="002bd56f"/>
    </style:style>
    <style:style style:name="P25" style:family="paragraph" style:parent-style-name="Standard">
      <style:text-properties officeooo:paragraph-rsid="00238e72"/>
    </style:style>
    <style:style style:name="P26" style:family="paragraph" style:parent-style-name="Standard">
      <style:text-properties officeooo:rsid="001e581d" officeooo:paragraph-rsid="00255cfc"/>
    </style:style>
    <style:style style:name="P27" style:family="paragraph" style:parent-style-name="Standard">
      <style:text-properties officeooo:rsid="001e581d" officeooo:paragraph-rsid="00279f47"/>
    </style:style>
    <style:style style:name="P28" style:family="paragraph" style:parent-style-name="Standard">
      <style:text-properties officeooo:rsid="001e581d" officeooo:paragraph-rsid="001daadb"/>
    </style:style>
    <style:style style:name="P29" style:family="paragraph" style:parent-style-name="Standard">
      <style:text-properties officeooo:rsid="00213e20" officeooo:paragraph-rsid="00242f88"/>
    </style:style>
    <style:style style:name="P30" style:family="paragraph" style:parent-style-name="Standard">
      <style:paragraph-properties fo:text-align="justify" style:justify-single-word="false"/>
      <style:text-properties style:font-name="Liberation Serif" officeooo:rsid="0005af55" officeooo:paragraph-rsid="00289e20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tyle="italic" fo:font-weight="normal" officeooo:rsid="0005af55" officeooo:paragraph-rsid="0027c9c8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style:font-name="Liberation Serif" officeooo:rsid="001daadb" officeooo:paragraph-rsid="0022a664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daadb" officeooo:paragraph-rsid="0026d733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daadb" officeooo:paragraph-rsid="00289e20"/>
    </style:style>
    <style:style style:name="P35" style:family="paragraph" style:parent-style-name="Standard">
      <style:text-properties style:font-name="Liberation Serif" fo:font-weight="normal" officeooo:rsid="001daadb" officeooo:paragraph-rsid="0027c9c8" style:font-weight-asian="normal" style:font-weight-complex="normal"/>
    </style:style>
    <style:style style:name="P36" style:family="paragraph" style:parent-style-name="Standard">
      <style:text-properties style:font-name="Liberation Serif" officeooo:rsid="001e581d" officeooo:paragraph-rsid="00279f47"/>
    </style:style>
    <style:style style:name="P37" style:family="paragraph" style:parent-style-name="Standard">
      <style:paragraph-properties fo:text-align="justify" style:justify-single-word="false"/>
      <style:text-properties style:text-line-through-style="solid" style:text-line-through-type="single" style:font-name="Liberation Serif" fo:font-style="italic" officeooo:rsid="000b1f9f" officeooo:paragraph-rsid="0027c9c8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text-line-through-style="solid" style:text-line-through-type="single" style:font-name="Liberation Serif" fo:font-style="italic" fo:font-weight="normal" officeooo:rsid="0005af55" officeooo:paragraph-rsid="0027c9c8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line-through-style="solid" style:text-line-through-type="single" style:font-name="Liberation Serif" officeooo:rsid="0005af55" officeooo:paragraph-rsid="00289e20"/>
    </style:style>
    <style:style style:name="P40" style:family="paragraph" style:parent-style-name="Standard">
      <style:text-properties officeooo:paragraph-rsid="00289e20"/>
    </style:style>
    <style:style style:name="P41" style:family="paragraph" style:parent-style-name="Standard">
      <style:paragraph-properties fo:text-align="justify" style:justify-single-word="false"/>
      <style:text-properties officeooo:rsid="000cdf04" officeooo:paragraph-rsid="0027c9c8"/>
    </style:style>
    <style:style style:name="P42" style:family="paragraph" style:parent-style-name="Standard">
      <style:text-properties officeooo:paragraph-rsid="002baa7b"/>
    </style:style>
    <style:style style:name="T1" style:family="text">
      <style:text-properties officeooo:rsid="001daadb"/>
    </style:style>
    <style:style style:name="T2" style:family="text">
      <style:text-properties officeooo:rsid="001e581d"/>
    </style:style>
    <style:style style:name="T3" style:family="text">
      <style:text-properties officeooo:rsid="001f41f8"/>
    </style:style>
    <style:style style:name="T4" style:family="text">
      <style:text-properties officeooo:rsid="001fcdbc"/>
    </style:style>
    <style:style style:name="T5" style:family="text">
      <style:text-properties officeooo:rsid="00213e20"/>
    </style:style>
    <style:style style:name="T6" style:family="text">
      <style:text-properties officeooo:rsid="0022a664"/>
    </style:style>
    <style:style style:name="T7" style:family="text">
      <style:text-properties officeooo:rsid="0023233c"/>
    </style:style>
    <style:style style:name="T8" style:family="text">
      <style:text-properties officeooo:rsid="0023392c"/>
    </style:style>
    <style:style style:name="T9" style:family="text">
      <style:text-properties officeooo:rsid="00238e72"/>
    </style:style>
    <style:style style:name="T10" style:family="text">
      <style:text-properties officeooo:rsid="0024277c"/>
    </style:style>
    <style:style style:name="T11" style:family="text">
      <style:text-properties fo:font-size="13pt" officeooo:rsid="0024277c" style:font-size-asian="13pt" style:font-name-complex="Calibri" style:font-size-complex="13pt"/>
    </style:style>
    <style:style style:name="T12" style:family="text">
      <style:text-properties officeooo:rsid="00242f88"/>
    </style:style>
    <style:style style:name="T13" style:family="text">
      <style:text-properties officeooo:rsid="00255cfc"/>
    </style:style>
    <style:style style:name="T14" style:family="text">
      <style:text-properties officeooo:rsid="0026d733"/>
    </style:style>
    <style:style style:name="T15" style:family="text">
      <style:text-properties style:font-name="Ubuntu" officeooo:rsid="000cdf04"/>
    </style:style>
    <style:style style:name="T16" style:family="text">
      <style:text-properties style:font-name="Ubuntu" officeooo:rsid="0027c9c8"/>
    </style:style>
    <style:style style:name="T17" style:family="text">
      <style:text-properties officeooo:rsid="0010212c"/>
    </style:style>
    <style:style style:name="T18" style:family="text">
      <style:text-properties fo:font-style="italic" officeooo:rsid="002a0c92" style:font-style-asian="italic" style:font-style-complex="italic"/>
    </style:style>
    <style:style style:name="T19" style:family="text">
      <style:text-properties officeooo:rsid="0026f3f6"/>
    </style:style>
    <style:style style:name="T20" style:family="text">
      <style:text-properties officeooo:rsid="00279f47"/>
    </style:style>
    <style:style style:name="T21" style:family="text">
      <style:text-properties officeooo:rsid="002eed0d"/>
    </style:style>
    <style:style style:name="T22" style:family="text">
      <style:text-properties style:text-line-through-style="solid" style:text-line-through-type="single"/>
    </style:style>
    <style:style style:name="T23" style:family="text">
      <style:text-properties style:text-line-through-style="solid" style:text-line-through-type="single" style:font-name="Liberation Serif" fo:font-style="italic" style:font-style-asian="italic" style:font-style-complex="italic"/>
    </style:style>
    <style:style style:name="T24" style:family="text">
      <style:text-properties style:text-line-through-style="solid" style:text-line-through-type="single" style:font-name="Liberation Serif" fo:font-style="italic" officeooo:rsid="0027c9c8" style:font-style-asian="italic" style:font-style-complex="italic"/>
    </style:style>
    <style:style style:name="T25" style:family="text">
      <style:text-properties style:text-line-through-style="solid" style:text-line-through-type="single" style:font-name="Liberation Serif" fo:font-style="italic" officeooo:rsid="00077dda" style:font-style-asian="italic" style:font-style-complex="italic"/>
    </style:style>
    <style:style style:name="T26" style:family="text">
      <style:text-properties style:text-line-through-style="solid" style:text-line-through-type="single" style:font-name="Liberation Serif" fo:font-style="italic" officeooo:rsid="000fef9b" style:font-style-asian="italic" style:font-style-complex="italic"/>
    </style:style>
    <style:style style:name="T27" style:family="text">
      <style:text-properties style:text-line-through-style="solid" style:text-line-through-type="single" style:font-name="Liberation Serif" fo:font-style="italic" officeooo:rsid="0011c147" style:font-style-asian="italic" style:font-style-complex="italic"/>
    </style:style>
    <style:style style:name="T28" style:family="text">
      <style:text-properties style:text-line-through-style="solid" style:text-line-through-type="single" style:font-name="Liberation Serif" fo:font-style="italic" officeooo:rsid="000b1f9f" style:font-style-asian="italic" style:font-style-complex="italic"/>
    </style:style>
    <style:style style:name="T29" style:family="text">
      <style:text-properties style:text-line-through-style="solid" style:text-line-through-type="single" style:font-name="Liberation Serif" fo:font-style="italic" officeooo:rsid="002eed0d" style:font-style-asian="italic" style:font-style-complex="italic"/>
    </style:style>
    <style:style style:name="T30" style:family="text">
      <style:text-properties style:text-line-through-style="solid" style:text-line-through-type="single" style:font-name="Liberation Serif" fo:font-style="italic" officeooo:rsid="000cdf04" style:font-style-asian="italic" style:font-style-complex="italic"/>
    </style:style>
    <style:style style:name="T31" style:family="text">
      <style:text-properties style:text-line-through-style="solid" style:text-line-through-type="single" style:font-name="Liberation Serif" fo:font-style="italic" fo:font-weight="normal" officeooo:rsid="0005af55" style:font-style-asian="italic" style:font-weight-asian="normal" style:font-style-complex="italic" style:font-weight-complex="normal"/>
    </style:style>
    <style:style style:name="T32" style:family="text">
      <style:text-properties style:text-line-through-style="solid" style:text-line-through-type="single" style:font-name="Liberation Serif" officeooo:rsid="000b1f9f"/>
    </style:style>
    <style:style style:name="T33" style:family="text">
      <style:text-properties style:text-line-through-style="solid" style:text-line-through-type="single" style:font-name="Liberation Serif" fo:font-size="12pt" fo:font-style="italic" officeooo:rsid="002bfa71" fo:background-color="transparent" loext:char-shading-value="0" style:font-size-asian="12pt" style:font-style-asian="italic" style:font-size-complex="12pt" style:font-style-complex="italic"/>
    </style:style>
    <style:style style:name="T34" style:family="text">
      <style:text-properties style:text-line-through-style="solid" style:text-line-through-type="single" officeooo:rsid="00077dda"/>
    </style:style>
    <style:style style:name="T35" style:family="text">
      <style:text-properties style:text-line-through-style="solid" style:text-line-through-type="single" officeooo:rsid="000e130c"/>
    </style:style>
    <style:style style:name="T36" style:family="text">
      <style:text-properties style:text-line-through-style="solid" style:text-line-through-type="single" officeooo:rsid="00117e56"/>
    </style:style>
    <style:style style:name="T37" style:family="text">
      <style:text-properties style:text-line-through-style="solid" style:text-line-through-type="single" officeooo:rsid="002e350a"/>
    </style:style>
    <style:style style:name="T38" style:family="text">
      <style:text-properties style:text-line-through-style="solid" style:text-line-through-type="single" officeooo:rsid="0011c147"/>
    </style:style>
    <style:style style:name="T39" style:family="text">
      <style:text-properties style:text-line-through-style="solid" style:text-line-through-type="single" fo:font-style="italic" officeooo:rsid="00077dda" style:font-style-asian="italic" style:font-style-complex="italic"/>
    </style:style>
    <style:style style:name="T40" style:family="text">
      <style:text-properties style:text-line-through-style="solid" style:text-line-through-type="single" fo:font-style="italic" officeooo:rsid="000fef9b" style:font-style-asian="italic" style:font-style-complex="italic"/>
    </style:style>
    <style:style style:name="T41" style:family="text">
      <style:text-properties style:text-line-through-style="solid" style:text-line-through-type="single" fo:font-style="italic" officeooo:rsid="0011c147" style:font-style-asian="italic" style:font-style-complex="italic"/>
    </style:style>
    <style:style style:name="T42" style:family="text">
      <style:text-properties style:text-line-through-style="solid" style:text-line-through-type="single" fo:language="es" fo:country="MX" fo:font-style="italic" officeooo:rsid="002a0c92" style:font-style-asian="italic" style:font-style-complex="italic"/>
    </style:style>
    <style:style style:name="T43" style:family="text">
      <style:text-properties style:text-line-through-style="solid" style:text-line-through-type="single" fo:language="es" fo:country="MX" officeooo:rsid="002a0c92"/>
    </style:style>
    <style:style style:name="T44" style:family="text">
      <style:text-properties style:text-line-through-style="solid" style:text-line-through-type="single" officeooo:rsid="002a0c92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officeooo:rsid="0022a664"/>
    </style:style>
    <style:style style:name="T47" style:family="text">
      <style:text-properties style:text-line-through-style="none" style:text-line-through-type="none" style:font-name="Liberation Serif" fo:font-style="italic" style:font-style-asian="italic" style:font-style-complex="italic"/>
    </style:style>
    <style:style style:name="T48" style:family="text">
      <style:text-properties style:text-line-through-style="none" style:text-line-through-type="none" style:font-name="Liberation Serif" fo:font-style="italic" officeooo:rsid="0005af55" style:font-style-asian="italic" style:font-style-complex="italic"/>
    </style:style>
    <style:style style:name="T49" style:family="text">
      <style:text-properties style:text-line-through-style="none" style:text-line-through-type="none" style:font-name="Liberation Serif" fo:font-style="italic" officeooo:rsid="002eed0d" style:font-style-asian="italic" style:font-style-complex="italic"/>
    </style:style>
    <style:style style:name="T50" style:family="text">
      <style:text-properties style:text-line-through-style="none" style:text-line-through-type="none" style:font-name="Liberation Serif" fo:font-style="italic" officeooo:rsid="000cdf04" style:font-style-asian="italic" style:font-style-complex="italic"/>
    </style:style>
    <style:style style:name="T51" style:family="text">
      <style:text-properties style:text-line-through-style="none" style:text-line-through-type="none" style:font-name="Liberation Serif" fo:font-style="italic" officeooo:rsid="000b1f9f" style:font-style-asian="italic" style:font-style-complex="italic"/>
    </style:style>
    <style:style style:name="T52" style:family="text">
      <style:text-properties style:text-line-through-style="none" style:text-line-through-type="none" style:font-name="Liberation Serif" fo:font-style="italic" fo:font-weight="normal" officeooo:rsid="0005af55" style:font-style-asian="italic" style:font-weight-asian="normal" style:font-style-complex="italic" style:font-weight-complex="normal"/>
    </style:style>
    <style:style style:name="T53" style:family="text">
      <style:text-properties style:text-line-through-style="none" style:text-line-through-type="none" style:font-name="Liberation Serif" officeooo:rsid="000b1f9f"/>
    </style:style>
    <style:style style:name="T54" style:family="text">
      <style:text-properties style:text-line-through-style="none" style:text-line-through-type="none" style:font-name="Liberation Serif" fo:font-size="12pt" fo:font-style="italic" officeooo:rsid="002bfa71" fo:background-color="transparent" loext:char-shading-value="0" style:font-size-asian="12pt" style:font-style-asian="italic" style:font-size-complex="12pt" style:font-style-complex="italic"/>
    </style:style>
    <style:style style:name="T55" style:family="text">
      <style:text-properties style:text-line-through-style="none" style:text-line-through-type="none" style:font-name="Liberation Serif" fo:font-size="12pt" officeooo:rsid="002bfa71" fo:background-color="transparent" loext:char-shading-value="0" style:font-size-asian="12pt" style:font-size-complex="12pt"/>
    </style:style>
    <style:style style:name="T56" style:family="text">
      <style:text-properties style:text-line-through-style="none" style:text-line-through-type="none" officeooo:rsid="00077dda"/>
    </style:style>
    <style:style style:name="T57" style:family="text">
      <style:text-properties style:text-line-through-style="none" style:text-line-through-type="none" fo:font-style="italic" officeooo:rsid="00077dda" style:font-style-asian="italic" style:font-style-complex="italic"/>
    </style:style>
    <style:style style:name="T58" style:family="text">
      <style:text-properties style:text-line-through-style="none" style:text-line-through-type="none" fo:font-size="12pt" officeooo:rsid="002bfa71" fo:background-color="transparent" loext:char-shading-value="0" style:font-size-asian="12pt" style:font-size-complex="12pt"/>
    </style:style>
    <style:style style:name="T59" style:family="text">
      <style:text-properties style:text-line-through-style="none" style:text-line-through-type="none" fo:font-size="12pt" officeooo:rsid="00279f47" fo:background-color="transparent" loext:char-shading-value="0" style:font-size-asian="12pt" style:font-size-complex="12pt"/>
    </style:style>
    <style:style style:name="T60" style:family="text">
      <style:text-properties style:text-line-through-style="none" style:text-line-through-type="none" fo:language="es" fo:country="MX" fo:font-style="italic" officeooo:rsid="002a0c92" style:font-style-asian="italic" style:font-style-complex="italic"/>
    </style:style>
    <style:style style:name="T61" style:family="text">
      <style:text-properties style:text-line-through-style="none" style:text-line-through-type="none" fo:language="es" fo:country="MX" officeooo:rsid="002a0c92"/>
    </style:style>
    <style:style style:name="T62" style:family="text">
      <style:text-properties officeooo:rsid="0027c9c8"/>
    </style:style>
    <style:style style:name="T63" style:family="text">
      <style:text-properties officeooo:rsid="0011c147"/>
    </style:style>
    <style:style style:name="T64" style:family="text">
      <style:text-properties officeooo:rsid="000e130c"/>
    </style:style>
    <style:style style:name="T65" style:family="text">
      <style:text-properties officeooo:rsid="00117e56"/>
    </style:style>
    <style:style style:name="T66" style:family="text">
      <style:text-properties officeooo:rsid="002e350a"/>
    </style:style>
    <style:style style:name="T67" style:family="text">
      <style:text-properties officeooo:rsid="00077dda"/>
    </style:style>
    <style:style style:name="T68" style:family="text">
      <style:text-properties style:font-name="Liberation Serif" officeooo:rsid="0027c9c8"/>
    </style:style>
    <style:style style:name="T69" style:family="text">
      <style:text-properties style:font-name="Liberation Serif" fo:font-style="italic" style:font-style-asian="italic" style:font-style-complex="italic"/>
    </style:style>
    <style:style style:name="T70" style:family="text">
      <style:text-properties style:font-name="Liberation Serif" fo:font-style="italic" officeooo:rsid="0027c9c8" style:font-style-asian="italic" style:font-style-complex="italic"/>
    </style:style>
    <style:style style:name="T71" style:family="text">
      <style:text-properties style:font-name="Liberation Serif" fo:font-style="italic" officeooo:rsid="00077dda" style:font-style-asian="italic" style:font-style-complex="italic"/>
    </style:style>
    <style:style style:name="T72" style:family="text">
      <style:text-properties style:font-name="Liberation Serif" fo:font-style="italic" officeooo:rsid="000b1f9f" style:font-style-asian="italic" style:font-style-complex="italic"/>
    </style:style>
    <style:style style:name="T73" style:family="text">
      <style:text-properties style:font-name="Liberation Serif" fo:font-style="italic" officeooo:rsid="002eed0d" style:font-style-asian="italic" style:font-style-complex="italic"/>
    </style:style>
    <style:style style:name="T74" style:family="text">
      <style:text-properties style:font-name="Liberation Serif" fo:font-style="italic" officeooo:rsid="00279f47" style:font-style-asian="italic" style:font-style-complex="italic"/>
    </style:style>
    <style:style style:name="T75" style:family="text">
      <style:text-properties style:font-name="Liberation Serif" officeooo:rsid="0022a664"/>
    </style:style>
    <style:style style:name="T76" style:family="text">
      <style:text-properties style:font-name="Liberation Serif" officeooo:rsid="000b1f9f"/>
    </style:style>
    <style:style style:name="T77" style:family="text">
      <style:text-properties style:font-name="Liberation Serif" officeooo:rsid="002eed0d"/>
    </style:style>
    <style:style style:name="T78" style:family="text">
      <style:text-properties style:font-name="Liberation Serif" officeooo:rsid="0026f3f6"/>
    </style:style>
    <style:style style:name="T79" style:family="text">
      <style:text-properties style:font-name="Liberation Serif" officeooo:rsid="000cdf04"/>
    </style:style>
    <style:style style:name="T80" style:family="text">
      <style:text-properties style:font-name="Liberation Serif" officeooo:rsid="0026d733"/>
    </style:style>
    <style:style style:name="T81" style:family="text">
      <style:text-properties style:font-name="Liberation Serif" officeooo:rsid="00279f47"/>
    </style:style>
    <style:style style:name="T82" style:family="text">
      <style:text-properties style:font-name="Liberation Serif" fo:font-size="12pt" fo:font-style="italic" officeooo:rsid="001663ca" fo:background-color="transparent" loext:char-shading-value="0" style:font-size-asian="12pt" style:font-style-asian="italic" style:font-size-complex="12pt" style:font-style-complex="italic"/>
    </style:style>
    <style:style style:name="T83" style:family="text">
      <style:text-properties style:font-name="Liberation Serif" fo:font-size="12pt" fo:font-style="italic" officeooo:rsid="0020313e" fo:background-color="transparent" loext:char-shading-value="0" style:font-size-asian="12pt" style:font-style-asian="italic" style:font-size-complex="12pt" style:font-style-complex="italic"/>
    </style:style>
    <style:style style:name="T84" style:family="text">
      <style:text-properties style:font-name="Liberation Serif" fo:font-size="12pt" fo:font-style="italic" officeooo:rsid="0012fcff" fo:background-color="transparent" loext:char-shading-value="0" style:font-size-asian="12pt" style:font-style-asian="italic" style:font-size-complex="12pt" style:font-style-complex="italic"/>
    </style:style>
    <style:style style:name="T85" style:family="text">
      <style:text-properties style:font-name="Liberation Serif" fo:font-size="12pt" fo:font-style="italic" officeooo:rsid="002812c8" fo:background-color="transparent" loext:char-shading-value="0" style:font-size-asian="12pt" style:font-style-asian="italic" style:font-size-complex="12pt" style:font-style-complex="italic"/>
    </style:style>
    <style:style style:name="T86" style:family="text">
      <style:text-properties style:font-name="Liberation Serif" fo:font-size="12pt" fo:font-style="italic" officeooo:rsid="00148005" fo:background-color="transparent" loext:char-shading-value="0" style:font-size-asian="12pt" style:font-style-asian="italic" style:font-size-complex="12pt" style:font-style-complex="italic"/>
    </style:style>
    <style:style style:name="T87" style:family="text">
      <style:text-properties style:font-name="Liberation Serif" fo:font-size="12pt" fo:font-style="italic" officeooo:rsid="002eed0d" fo:background-color="transparent" loext:char-shading-value="0" style:font-size-asian="12pt" style:font-style-asian="italic" style:font-size-complex="12pt" style:font-style-complex="italic"/>
    </style:style>
    <style:style style:name="T88" style:family="text">
      <style:text-properties style:font-name="Liberation Serif" fo:font-size="12pt" fo:font-style="italic" officeooo:rsid="001db0a4" fo:background-color="transparent" loext:char-shading-value="0" style:font-size-asian="12pt" style:font-style-asian="italic" style:font-size-complex="12pt" style:font-style-complex="italic"/>
    </style:style>
    <style:style style:name="T89" style:family="text">
      <style:text-properties officeooo:rsid="00289e20"/>
    </style:style>
    <style:style style:name="T90" style:family="text">
      <style:text-properties officeooo:rsid="002a0c92"/>
    </style:style>
    <style:style style:name="T91" style:family="text">
      <style:text-properties fo:language="es" fo:country="MX"/>
    </style:style>
    <style:style style:name="T92" style:family="text">
      <style:text-properties fo:language="es" fo:country="MX" officeooo:rsid="002a0c92"/>
    </style:style>
    <style:style style:name="T93" style:family="text">
      <style:text-properties fo:language="es" fo:country="MX" fo:font-style="italic" officeooo:rsid="002a0c92" style:font-style-asian="italic" style:font-style-complex="italic"/>
    </style:style>
    <style:style style:name="T94" style:family="text">
      <style:text-properties officeooo:rsid="002abb0a"/>
    </style:style>
    <style:style style:name="T95" style:family="text">
      <style:text-properties officeooo:rsid="002baa7b"/>
    </style:style>
    <style:style style:name="T96" style:family="text">
      <style:text-properties fo:font-size="12pt" fo:language="es" fo:country="MX" officeooo:rsid="002baa7b" style:font-size-asian="12pt" style:font-size-complex="12pt"/>
    </style:style>
    <style:style style:name="T97" style:family="text">
      <style:text-properties officeooo:rsid="002bd5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1"/>
      <text:p text:style-name="P1"><text:span text:style-name="T4">1</text:span>. Asignación de las tareas.</text:p>
      <text:p text:style-name="P1"/>
      <text:p text:style-name="P3"><text:tab/>- Creación de tablero y tarjetas en Trello. <text:span text:style-name="T7"><text:s/></text:span><text:span text:style-name="T6">[ </text:span><text:span text:style-name="T9">Acá irían las screenshots de la primera meet que <text:tab/>fue sacando Rama, cuando Camila creó el tablero </text:span><text:span text:style-name="T6">]</text:span></text:p>
      <text:p text:style-name="P1"/>
      <text:p text:style-name="P22"><text:tab/><text:tab/>. <text:span text:style-name="T90">(Ejemplo de uso de trello) </text:span><text:span text:style-name="T7"><text:s/></text:span><text:span text:style-name="T6">[ </text:span><text:span text:style-name="T90">Acá iría el punto 1) del documento “Informe Valentin <text:tab/><text:tab/>Caminos Martinez”</text:span><text:span text:style-name="T6">]</text:span></text:p>
      <text:p text:style-name="P22"/>
      <text:p text:style-name="P1"/>
      <text:p text:style-name="P1"><text:span text:style-name="T4">2</text:span>. Inicialización del repositorio.</text:p>
      <text:p text:style-name="P1"/>
      <text:p text:style-name="P3"><text:tab/>- Publicación de repositorio remoto en Git Hub. <text:span text:style-name="T7"><text:s/></text:span><text:span text:style-name="T6">[ </text:span><text:span text:style-name="T9">Acá irían las screenshots de la primera <text:tab/>meet que fue sacando Rama, cuando Eze creó y publicó el repositorio remoto en Git Hub</text:span><text:span text:style-name="T7"> </text:span><text:span text:style-name="T6">]</text:span></text:p>
      <text:p text:style-name="P1"/>
      <text:p text:style-name="P16"><text:tab/>- Clonación de repositorio remoto a nivel local. <text:span text:style-name="T6">[ </text:span><text:span text:style-name="T13">Acá irían</text:span></text:p>
      <text:p text:style-name="P16"><text:span text:style-name="T6"><text:tab/></text:span></text:p>
      <text:p text:style-name="P16"><text:span text:style-name="T6"><text:tab/><text:tab/>. </text:span><text:span text:style-name="T95">(De esto no hay screens por el momento)</text:span><text:span text:style-name="T6">]</text:span></text:p>
      <text:p text:style-name="P1"/>
      <text:p text:style-name="P1"/>
      <text:p text:style-name="P1">3. Tareas en rama master:</text:p>
      <text:p text:style-name="P1"/>
      <text:p text:style-name="P25"/>
      <text:p text:style-name="P25"><text:tab/>- <text:span text:style-name="T4">Carpeta “integrantes”. </text:span><text:span text:style-name="T7"><text:s/></text:span><text:span text:style-name="T6">[</text:span><text:span text:style-name="T9">Acá también irían las scree del primer meet, no sé quién las tiene</text:span><text:span text:style-name="T7"> </text:span><text:span text:style-name="T6">]</text:span></text:p>
      <text:p text:style-name="P1"/>
      <text:p text:style-name="P16"><text:tab/>-<text:span text:style-name="T13">Creación de rama local. </text:span><text:span text:style-name="T6">[ </text:span><text:span text:style-name="T13">Acá irían </text:span></text:p>
      <text:p text:style-name="P16"/>
      <text:p text:style-name="P16"><text:tab/><text:tab/>. <text:s/><text:span text:style-name="T90">De “Informe Valentin Caminos Martinez” punto 4). con screen.</text:span></text:p>
      <text:p text:style-name="P16"><text:span text:style-name="T6"><text:tab/><text:tab/></text:span></text:p>
      <text:p text:style-name="P19"><text:span text:style-name="T6"><text:tab/><text:tab/>. </text:span><text:span text:style-name="T14">De “MODIFICADO_Camila”, 1ra parte del punto 2.: </text:span><text:span text:style-name="T80">“Se consultó el historial de <text:tab/><text:tab/>commits con el comando “git log”.</text:span></text:p>
      <text:p text:style-name="P34"><text:tab/><text:tab/>Se creó rama local “miNoticia” y se movió el HEAD a ella por medio de “git <text:tab/><text:tab/><text:tab/>checkout -b &lt;rama&gt;”.</text:p>
      <text:p text:style-name="P30"><text:span text:style-name="T45"><text:tab/><text:tab/></text:span><text:span text:style-name="T22">Se consultó el <text:s/>contenido de la carpeta “imágenes” del repositorio, y se eliminó el </text:span><text:span text:style-name="T45"><text:tab/><text:tab/></text:span><text:span text:style-name="T22">archivo correspondiente a la tarea asignada “tc.jpg” por medio de “git rm <text:tab/><text:tab/></text:span><text:span text:style-name="T45"><text:tab/><text:tab/></text:span><text:span text:style-name="T35">&lt;archivo&gt;</text:span><text:span text:style-name="T22">”. <text:s/></text:span><text:span text:style-name="T36">Cabe destacar que </text:span><text:span text:style-name="T37">e</text:span><text:span text:style-name="T36">ste comando </text:span><text:span text:style-name="T38">además de eliminar el archivo, <text:tab/></text:span><text:span text:style-name="T45"><text:tab/><text:tab/></text:span><text:span text:style-name="T38">también lleva los cambios al área de preparación.</text:span></text:p>
      <text:p text:style-name="P39"><text:span text:style-name="T45"><text:tab/><text:tab/></text:span>Se confirmaron los cambios <text:span text:style-name="T67">con el mensaje “se eliminó imágen obsoleta noticia 4” </text:span><text:span text:style-name="T45"><text:tab/><text:tab/></text:span>ejecutando “git commit -m “<text:span text:style-name="T67">&lt;mensaje&gt;”.</text:span></text:p>
      <text:p text:style-name="P19"><text:span text:style-name="T48"><text:tab/><text:tab/></text:span><text:span text:style-name="T25">Se eliminó el último commit con la ayuda del comando “git reset HEAD~1”, ya que </text:span><text:span text:style-name="T48"><text:tab/><text:tab/></text:span><text:span text:style-name="T25">se advirtió un error: en ese commit debí</text:span><text:span text:style-name="T26">an haberse eliminado</text:span><text:span text:style-name="T25"> </text:span><text:span text:style-name="T27">dos</text:span><text:span text:style-name="T25"> imágenes <text:s/>en <text:tab/></text:span><text:span text:style-name="T48"><text:tab/><text:tab/>l</text:span><text:span text:style-name="T25">ugar de </text:span><text:span text:style-name="T27">una</text:span><text:span text:style-name="T25">.”</text:span><text:span text:style-name="T71"> </text:span><text:span text:style-name="T80">+ </text:span></text:p>
      <text:p text:style-name="P33"><text:span text:style-name="T14"><text:tab/><text:tab/>Screenshoot</text:span><text:span text:style-name="T6">]</text:span></text:p>
      <text:p text:style-name="P33"/>
      <text:p text:style-name="P33"><text:tab/><text:tab/>. <text:span text:style-name="T95">Rama debe tener. </text:span></text:p>
      <text:p text:style-name="P33"/>
      <text:p text:style-name="P33"><text:tab/><text:tab/>. <text:span text:style-name="T95">Eze, Vicky deben tener en los archivos que aún no se subieron. </text:span></text:p>
      <text:p text:style-name="P1"><text:tab/></text:p>
      <text:p text:style-name="P23"><text:tab/></text:p>
      <text:p text:style-name="P23"><text:soft-page-break/>- Modificar archivos html.<text:span text:style-name="T6">[</text:span><text:span text:style-name="T13">Acá irían</text:span></text:p>
      <text:p text:style-name="P16"/>
      <text:p text:style-name="P23"/>
      <text:p text:style-name="P23"><text:tab/><text:tab/>. <text:span text:style-name="T90">De “Informe Valentin Caminos Martinez” punto 5). con screen.</text:span></text:p>
      <text:p text:style-name="P18"><text:tab/><text:tab/></text:p>
      <text:p text:style-name="P18"><text:tab/><text:tab/>. <text:span text:style-name="T14">De “MODIFICADO_Camila” Punto 4., con su screen.</text:span></text:p>
      <text:p text:style-name="P18"><text:tab/><text:tab/></text:p>
      <text:p text:style-name="P18"><text:tab/><text:tab/>. “<text:span text:style-name="T13">Captura de pantalla (4)”, de Valen Lanús. </text:span></text:p>
      <text:p text:style-name="P18"><text:span text:style-name="T6"><text:tab/><text:tab/></text:span></text:p>
      <text:p text:style-name="P18"><text:span text:style-name="T6"><text:tab/><text:tab/>. “</text:span><text:span text:style-name="T13">Captura de pantalla (3)”, de Valen Lanús.</text:span></text:p>
      <text:p text:style-name="P18"/>
      <text:p text:style-name="P23"><text:tab/><text:tab/>. <text:span text:style-name="T95">Debe haber de Rama, Eze y Vicky.</text:span><text:span text:style-name="T6">]</text:span></text:p>
      <text:p text:style-name="P1"><text:tab/></text:p>
      <text:p text:style-name="P18"><text:tab/></text:p>
      <text:p text:style-name="P18"><text:tab/>-<text:span text:style-name="T4">Creación de nuevo archivo html.</text:span><text:span text:style-name="T6">[ </text:span><text:span text:style-name="T13">Acá iría </text:span><text:span text:style-name="T14">lo de Vicky, creo que ésta parte no se subió al <text:tab/><text:tab/>repositorio pero ella lo mandó al wassap</text:span><text:span text:style-name="T6">]</text:span></text:p>
      <text:p text:style-name="P1"><text:tab/></text:p>
      <text:p text:style-name="P18"><text:tab/></text:p>
      <text:p text:style-name="P18"><text:tab/>- <text:span text:style-name="T89">Eliminación de archivos del repositorio: b</text:span>orra<text:span text:style-name="T62">do de</text:span> archivos jpg<text:span text:style-name="T6">[ </text:span><text:span text:style-name="T13">Acá irían</text:span></text:p>
      <text:p text:style-name="P16"/>
      <text:p text:style-name="P20"/>
      <text:p text:style-name="P20"><text:tab/><text:tab/>. <text:span text:style-name="T94">De “Informe Valentin Caminos Martinez” (en “Modificación carpeta imágenes”) <text:tab/><text:tab/>punto 2) y 3). con screens.</text:span></text:p>
      <text:p text:style-name="P20"/>
      <text:p text:style-name="P20"><text:span text:style-name="T6"><text:tab/><text:tab/>. </text:span><text:span text:style-name="T62">De “MODIFICADO_Camila”, punto 2.: </text:span><text:span text:style-name="T24">“</text:span><text:span text:style-name="T31">2. Se consultó el historial de commits </text:span><text:span text:style-name="T52"><text:tab/><text:tab/></text:span><text:span text:style-name="T31">con el comando “git log”.</text:span></text:p>
      <text:p text:style-name="P38"><text:span text:style-name="T45"><text:tab/><text:tab/></text:span>Se creó rama local “miNoticia” y se movió el HEAD a ella por medio de “git <text:tab/><text:span text:style-name="T45"><text:tab/><text:tab/></text:span>checkout -b <text:span text:style-name="T17">&lt;rama&gt;</text:span>”.</text:p>
      <text:p text:style-name="P31"><text:tab/><text:tab/>Se consultó el <text:s/>contenido de la carpeta “imágenes” del repositorio, y se <text:tab/><text:tab/><text:tab/><text:tab/>eliminó el <text:tab/>archivo correspondiente a la tarea asignada “tc.jpg” por medio <text:tab/><text:tab/><text:tab/>de <text:tab/>“git rm <text:tab/><text:span text:style-name="T64">&lt;archivo&gt;</text:span>”. <text:s/><text:span text:style-name="T65">Cabe destacar que </text:span><text:span text:style-name="T66">e</text:span><text:span text:style-name="T65">ste comando </text:span><text:span text:style-name="T63">además <text:tab/><text:tab/><text:tab/>de eliminar el <text:tab/><text:tab/>archivo, <text:tab/>también lleva los cambios al área de <text:tab/><text:tab/><text:tab/>preparación.</text:span></text:p>
      <text:p text:style-name="P31"><text:tab/><text:tab/><text:span text:style-name="T22">Se confirmaron los cambios </text:span><text:span text:style-name="T34">con el mensaje “se eliminó imágen obsoleta <text:tab/></text:span><text:span text:style-name="T56"><text:tab/><text:tab/><text:tab/></text:span><text:span text:style-name="T34">noticia 4” <text:tab/></text:span><text:span text:style-name="T22">ejecutando “git commit -m “</text:span><text:span text:style-name="T34">&lt;mensaje&gt;”.</text:span></text:p>
      <text:p text:style-name="P35"><text:span text:style-name="T57"><text:tab/><text:tab/></text:span><text:span text:style-name="T39">Se eliminó el último commit con la ayuda del comando “git reset HEAD~1”, </text:span><text:span text:style-name="T57"><text:tab/><text:tab/><text:tab/></text:span><text:span text:style-name="T39">ya que <text:tab/>se advirtió un error: en ese commit debí</text:span><text:span text:style-name="T40">an haberse eliminado</text:span><text:span text:style-name="T39"> </text:span><text:span text:style-name="T41">dos</text:span><text:span text:style-name="T39"> </text:span><text:span text:style-name="T57"><text:tab/><text:tab/><text:tab/></text:span><text:span text:style-name="T39">imágenes <text:s/>en <text:tab/>lugar de </text:span><text:span text:style-name="T41">una</text:span><text:span text:style-name="T39">.”</text:span><text:span text:style-name="T6"><text:tab/></text:span></text:p>
      <text:p text:style-name="P35"><text:span text:style-name="T62"><text:tab/><text:tab/>+ screenshot</text:span><text:span text:style-name="T6">]</text:span></text:p>
      <text:p text:style-name="P35"><text:tab/></text:p>
      <text:p text:style-name="P2"><text:tab/><text:tab/>. <text:span text:style-name="T95">Debe haber de Rama, Eze y Vicky.</text:span></text:p>
      <text:p text:style-name="P2"/>
      <text:p text:style-name="P16"><text:tab/>- <text:span text:style-name="T3">Merge de rama local con master local.</text:span><text:span text:style-name="T6">[</text:span><text:span text:style-name="T13">Acá irían</text:span></text:p>
      <text:p text:style-name="P16"/>
      <text:p text:style-name="P16"><text:tab/></text:p>
      <text:p text:style-name="P22"><text:tab/><text:tab/>. <text:span text:style-name="T90">De “Informe Valentin Caminos Martinez” punto 6). </text:span><text:span text:style-name="T18">“</text:span><text:span text:style-name="T93">A continuación lo que se hizo <text:tab/><text:tab/>fuer el HEAD a la rama master con el comando de “git checkout &lt;Name&gt;” y luego <text:tab/><text:tab/>hacer un “git merge &lt;Name&gt;” para poder absorber la rama local llamada <text:tab/><text:tab/><text:tab/>“noticia1”.</text:span></text:p>
      <text:p text:style-name="P22"><text:span text:style-name="T93"><text:tab/><text:tab/></text:span><text:span text:style-name="T42">Se volvió a consultar sobre las ramas disponibles con “git branch” y se eliminó la </text:span><text:span text:style-name="T60"><text:tab/><text:tab/></text:span><text:span text:style-name="T42">rama “noticia1”, usando git Branch -d &lt;Name&gt;</text:span><text:span text:style-name="T90"> + screen.</text:span></text:p>
      <text:p text:style-name="P22"/>
      <text:p text:style-name="P16"><text:soft-page-break/><text:tab/><text:tab/>. <text:span text:style-name="T94">De “Informe Valentin Caminos Martinez” (en “Modificación carpeta <text:tab/><text:tab/>imágenes”) punto 4). <text:s/>con screen.</text:span></text:p>
      <text:p text:style-name="P16"/>
      <text:p text:style-name="P20"><text:span text:style-name="T6"><text:tab/><text:tab/></text:span><text:span text:style-name="T75">. </text:span><text:span text:style-name="T68">De “MODIFICADO_Camila”, punto </text:span><text:span text:style-name="T76">7. : “</text:span><text:span text:style-name="T72">Luego se movió el HEAD hacia la rama <text:tab/><text:tab/>master, y desde allí se procedió al merge con la rama local, usando en este caso “git <text:tab/><text:tab/>merge miNoticia”, el cual se produjo por “Fast-forward”. </text:span><text:span text:style-name="T28">La acción “git branch -</text:span><text:span text:style-name="T29">d </text:span><text:span text:style-name="T49"><text:tab/><text:tab/></text:span><text:span text:style-name="T28">miNoticia” eliminó la rama local. </text:span><text:span text:style-name="T30">Finalmente se llevó ésta versión hacia el </text:span><text:span text:style-name="T50"><text:tab/><text:tab/><text:tab/></text:span><text:span text:style-name="T30">repositorio remoto en Git Hub, por medio de “git push” </text:span><text:span text:style-name="T29">(el comando completo es </text:span><text:span text:style-name="T49"><text:tab/><text:tab/></text:span><text:span text:style-name="T29">“git push origin master”</text:span><text:span text:style-name="T77">).</text:span></text:p>
      <text:p text:style-name="P20"><text:span text:style-name="T68"><text:tab/><text:tab/>+ screenshot</text:span><text:span text:style-name="T75">]</text:span></text:p>
      <text:p text:style-name="P32"/>
      <text:p text:style-name="P22"><text:tab/><text:tab/>. <text:span text:style-name="T95">Debe haber de Rama, Eze y Vicky.</text:span></text:p>
      <text:p text:style-name="P22"/>
      <text:p text:style-name="P22"/>
      <text:p text:style-name="P22"><text:tab/>- <text:span text:style-name="T2">Push a rama master. </text:span><text:span text:style-name="T6">[</text:span><text:span text:style-name="T13">Acá irían</text:span></text:p>
      <text:p text:style-name="P22"/>
      <text:p text:style-name="P22"><text:tab/><text:tab/>. <text:span text:style-name="T90">De “ Informe Valentin Caminos Martinez” punto 7). y screen.</text:span></text:p>
      <text:p text:style-name="P22"/>
      <text:p text:style-name="P22"><text:tab/><text:tab/>. <text:span text:style-name="T94">De “Informe Valentin Caminos Martinez” (en “Modificación carpeta imágenes”) <text:tab/><text:tab/>punto 5).</text:span></text:p>
      <text:p text:style-name="P16"/>
      <text:p text:style-name="P20"><text:span text:style-name="T6"><text:tab/><text:tab/>. </text:span><text:span text:style-name="T62">De “MODIFICADO_Camila” punto 7 : </text:span><text:span text:style-name="T24">“</text:span><text:span text:style-name="T28"> Luego se movió el HEAD hacia la rama </text:span><text:span text:style-name="T51"><text:tab/><text:tab/></text:span><text:span text:style-name="T28">master, y desde allí se procedió al merge con la rama local, usando en este caso “git </text:span><text:span text:style-name="T51"><text:tab/><text:tab/></text:span><text:span text:style-name="T28">merge miNoticia”, el cual se produjo por “Fast-forward”. </text:span></text:p>
      <text:p text:style-name="P37"><text:span text:style-name="T45"><text:tab/><text:tab/></text:span>La acción “git branch -<text:span text:style-name="T21">d </text:span>miNoticia” eliminó la rama local. </text:p>
      <text:p text:style-name="P41"><text:span text:style-name="T47"><text:tab/><text:tab/></text:span><text:span text:style-name="T23">Finalmente</text:span><text:span text:style-name="T69"> se llevó ésta versión hacia el repositorio remoto en Git Hub, por medio <text:tab/><text:tab/>de “git push” </text:span><text:span text:style-name="T73">(el comando completo es “git push origin master” </text:span><text:span text:style-name="T70">+ Screen</text:span><text:span text:style-name="T73">).</text:span><text:span text:style-name="T6">]</text:span></text:p>
      <text:p text:style-name="P2"><text:tab/></text:p>
      <text:p text:style-name="P21"><text:tab/><text:tab/>. <text:span text:style-name="T95">Debe haber de Rara, Eze y Vicky.</text:span></text:p>
      <text:p text:style-name="P21"/>
      <text:p text:style-name="P21"><text:tab/>-<text:span text:style-name="T3">Eliminación de la rama local. </text:span><text:span text:style-name="T6">[ </text:span><text:span text:style-name="T13">Acá irían </text:span></text:p>
      <text:p text:style-name="P16"/>
      <text:p text:style-name="P22"><text:tab/><text:tab/>. <text:span text:style-name="T90">De “Informe Valentin Caminos Martinez” punto 6). </text:span><text:span text:style-name="T44">“</text:span><text:span text:style-name="T43">A continuación lo que se hizo </text:span><text:span text:style-name="T61"><text:tab/><text:tab/></text:span><text:span text:style-name="T43">fuer el HEAD a la rama master con el comando de “git checkout &lt;Name&gt;” y luego </text:span><text:span text:style-name="T61"><text:tab/><text:tab/></text:span><text:span text:style-name="T43">hacer un “git merge &lt;Name&gt;” para poder absorber la rama local llamada “noticia1”.</text:span></text:p>
      <text:p text:style-name="P22"><text:span text:style-name="T91"><text:tab/><text:tab/>Se volvió a consultar sobre las ramas disponibles con “git branch” y se eliminó la <text:tab/><text:tab/>rama “noticia1”, usando git Branch -d &lt;Name&gt; </text:span><text:span text:style-name="T92">+ screen.</text:span></text:p>
      <text:p text:style-name="P16"/>
      <text:p text:style-name="P16"><text:tab/><text:tab/>. <text:span text:style-name="T94">De “Informe Valentin Caminos Martinez” (en “Modificación carpeta imágenes”) <text:tab/><text:tab/>punto 5). con screen.</text:span></text:p>
      <text:p text:style-name="P16"/>
      <text:p text:style-name="P20"><text:tab/><text:tab/>. <text:span text:style-name="T19">De “MODIFICADO_Camila” punto 7. : </text:span><text:span text:style-name="T78">“</text:span><text:span text:style-name="T76"> </text:span><text:span text:style-name="T32">Luego se movió el HEAD hacia la rama </text:span><text:span text:style-name="T53"><text:tab/><text:tab/></text:span><text:span text:style-name="T32">master, y desde allí se procedió al merge con la rama local, usando en este caso “git </text:span><text:span text:style-name="T53"><text:tab/><text:tab/></text:span><text:span text:style-name="T32">merge miNoticia”, el cual se produjo por “Fast-forward”. </text:span><text:span text:style-name="T76">La acción “git branch -</text:span><text:span text:style-name="T77">d <text:tab/><text:tab/></text:span><text:span text:style-name="T76">miNoticia” eliminó la rama local. </text:span><text:span text:style-name="T79">Finalmente se llevó ésta versión hacia el <text:tab/><text:tab/><text:tab/>repositorio remoto en Git Hub, por medio de “git push” </text:span><text:span text:style-name="T77">(el comando completo es “git <text:tab/><text:tab/>push origin master”).</text:span></text:p>
      <text:p text:style-name="P20"><text:span text:style-name="T15"><text:tab/><text:tab/></text:span><text:span text:style-name="T16">+</text:span><text:span text:style-name="T19"> su screen.</text:span></text:p>
      <text:p text:style-name="P16"/>
      <text:p text:style-name="P22"><text:tab/><text:tab/></text:p>
      <text:p text:style-name="P22"><text:tab/><text:tab/>. “<text:span text:style-name="T13">Captura de pantalla (5)”, de Valen Lanús.</text:span><text:span text:style-name="T6">]</text:span></text:p>
      <text:p text:style-name="P16"/>
      <text:p text:style-name="P16"><text:soft-page-break/><text:tab/><text:tab/>. <text:span text:style-name="T90">De “Informe Valentin Caminos Martinez” punto 8) : 2 screens. </text:span></text:p>
      <text:p text:style-name="P16"/>
      <text:p text:style-name="P11"><text:s/><text:tab/><text:tab/>. <text:span text:style-name="T90">De “MODIFICADO_Camila” screen de noticia con dos fotos de Quino y Mafalda. </text:span></text:p>
      <text:p text:style-name="P11"/>
      <text:p text:style-name="P11"><text:tab/><text:tab/>. <text:span text:style-name="T95">Debe haber de Rama, Eze y Vicky.</text:span></text:p>
      <text:p text:style-name="P11"/>
      <text:p text:style-name="P11"><text:tab/><text:tab/>. <text:span text:style-name="T90">Screen de noticias modificadas en general. </text:span></text:p>
      <text:p text:style-name="P11"/>
      <text:p text:style-name="P28"/>
      <text:p text:style-name="P26"><text:span text:style-name="T89">4</text:span>. Renombramiento de archivos del repositorio.<text:span text:style-name="T6">[ </text:span><text:span text:style-name="T13">Acá irían</text:span></text:p>
      <text:p text:style-name="P26"/>
      <text:p text:style-name="P26"><text:tab/><text:tab/>. <text:span text:style-name="T95">Rama creo que tienen screens de esto.</text:span></text:p>
      <text:p text:style-name="P26"/>
      <text:p text:style-name="P27"><text:span text:style-name="T6"><text:tab/><text:tab/>. </text:span><text:span text:style-name="T81">De “MODIFICADO_Camila” parte del punto 11. </text:span><text:span text:style-name="T74">“</text:span><text:span text:style-name="T82">1</text:span><text:span text:style-name="T83">1</text:span><text:span text:style-name="T84">. <text:s/></text:span><text:span text:style-name="T85">C</text:span><text:span text:style-name="T83">on el uso de</text:span><text:span text:style-name="T86"> “git mv” se <text:tab/><text:tab/>renombraron dos </text:span><text:span text:style-name="T87">archivos </text:span><text:span text:style-name="T88">y </text:span><text:span text:style-name="T86">se añadieron al área de preparación. </text:span><text:span text:style-name="T33">Para corregir </text:span><text:span text:style-name="T54"><text:tab/><text:tab/><text:tab/></text:span><text:span text:style-name="T33">el cambio perdido del archivo “tc.jpg” del punto 3. se eliminó de éste <text:tab/></text:span><text:span text:style-name="T54"><text:tab/><text:tab/><text:tab/></text:span><text:span text:style-name="T33">repositorio, añadiendolo en el próximo commit.</text:span><text:span text:style-name="T55"> <text:s/></text:span></text:p>
      <text:p text:style-name="P36"><text:span text:style-name="T58"><text:tab/><text:tab/></text:span><text:span text:style-name="T59">+ Screenshot.</text:span><text:span text:style-name="T46">]</text:span></text:p>
      <text:p text:style-name="P4"/>
      <text:p text:style-name="P4"/>
      <text:p text:style-name="P40"><text:span text:style-name="T89">5</text:span>. Cambios confirmados reseteados. <text:s/><text:span text:style-name="T7"><text:s/></text:span><text:span text:style-name="T6">[</text:span><text:span text:style-name="T12">Acá iría</text:span></text:p>
      <text:p text:style-name="P40"/>
      <text:p text:style-name="P42"><text:span text:style-name="T12"><text:tab/>. </text:span><text:span text:style-name="T95">Rama creo que tienen screens de esto. </text:span></text:p>
      <text:p text:style-name="P42"/>
      <text:p text:style-name="P42"><text:span text:style-name="T12"><text:tab/>. </text:span><text:span text:style-name="T89">E</text:span><text:span text:style-name="T12">l punto 10. del archivo “MODIFICADO_Camila”</text:span><text:span text:style-name="T6">]</text:span></text:p>
      <text:p text:style-name="P8"/>
      <text:p text:style-name="P8"/>
      <text:p text:style-name="P8"/>
      <text:p text:style-name="P13"><text:span text:style-name="T89">6</text:span>. Mensaje<text:span text:style-name="T5">s</text:span> <text:span text:style-name="T5">de commits enmendados. </text:span><text:span text:style-name="T6">[</text:span><text:span text:style-name="T12">Acá iría</text:span></text:p>
      <text:p text:style-name="P13"/>
      <text:p text:style-name="P13"><text:span text:style-name="T12"><text:tab/>. </text:span><text:span text:style-name="T89">E</text:span><text:span text:style-name="T12">l punto 12. y 13. del documento <text:tab/>“MODIFICADO_Camila”</text:span><text:span text:style-name="T6">]</text:span></text:p>
      <text:p text:style-name="P4"/>
      <text:p text:style-name="P4"><text:tab/>. <text:span text:style-name="T95">¿Alguno tiene de esto? Rama creo que sí. </text:span></text:p>
      <text:p text:style-name="P2"/>
      <text:p text:style-name="P2"/>
      <text:p text:style-name="P2"><text:span text:style-name="T89">7</text:span>. Tareas en rama remota:</text:p>
      <text:p text:style-name="P2"/>
      <text:p text:style-name="P15"><text:tab/>- <text:span text:style-name="T2">Publicación de rama remota. </text:span><text:span text:style-name="T7"><text:s/></text:span><text:span text:style-name="T6">[</text:span><text:span text:style-name="T10">Acá irían puntos 1),2) y 3) de la primera parte <text:tab/>(“</text:span><text:span text:style-name="T11">Procedimiento para la creacion de la rama remota en el repositorio de git hub”) del <text:tab/></text:span><text:span text:style-name="T10">documento “RAMA REMOTA escrito por Valen </text:span><text:span text:style-name="T6">]</text:span></text:p>
      <text:p text:style-name="P15"/>
      <text:p text:style-name="P16"><text:tab/>- <text:span text:style-name="T2">Pull de rama remota, creación de rama local linkeada.</text:span><text:span text:style-name="T6">[ </text:span><text:span text:style-name="T13">Acá irían</text:span></text:p>
      <text:p text:style-name="P16"/>
      <text:p text:style-name="P16"/>
      <text:p text:style-name="P23"><text:tab/><text:tab/>. <text:span text:style-name="T95">De “Informe Valentin Caminos Martinez” (en “</text:span><text:span text:style-name="T96">Modificación del índex, noticia 1. <text:tab/><text:tab/>Desde la rama remota”) punto 1) con screen.</text:span></text:p>
      <text:p text:style-name="P16"><text:tab/><text:tab/></text:p>
      <text:p text:style-name="P23"><text:tab/><text:tab/>. <text:span text:style-name="T19">De “MODIFICADO_Camila”, punto 9. con su screen.</text:span></text:p>
      <text:p text:style-name="P23"/>
      <text:p text:style-name="P23"><text:span text:style-name="T6"><text:tab/><text:tab/>. </text:span><text:span text:style-name="T95">Rama debe tener. Los DE Eze Y Vicky deben estar en los docs que no se subieron al <text:tab/><text:tab/>repo</text:span><text:span text:style-name="T6">]</text:span></text:p>
      <text:p text:style-name="P2"><text:tab/></text:p>
      <text:p text:style-name="P16"><text:soft-page-break/><text:tab/>- Modifica<text:span text:style-name="T6">ción de </text:span>sección de archivo html.<text:span text:style-name="T6">[ </text:span><text:span text:style-name="T13">Acá irían </text:span></text:p>
      <text:p text:style-name="P16"><text:span text:style-name="T6"><text:tab/><text:tab/></text:span></text:p>
      <text:p text:style-name="P23"><text:span text:style-name="T6"><text:tab/><text:tab/>. </text:span><text:span text:style-name="T95">De “Informe Valentin Caminos Martinez” (en “</text:span><text:span text:style-name="T96">Modificación del índex, noticia 1. <text:tab/><text:tab/>Desde la rama remota”) punto 2) y 3) con screens</text:span><text:span text:style-name="T6">]</text:span></text:p>
      <text:p text:style-name="P23"><text:tab/><text:tab/></text:p>
      <text:p text:style-name="P23"><text:tab/><text:tab/>. <text:span text:style-name="T97">DE “MODIFICADO_Camila” última screen del documento.</text:span></text:p>
      <text:p text:style-name="P23"/>
      <text:p text:style-name="P23"><text:tab/><text:tab/>.<text:span text:style-name="T97">Debe haber screens de todos.</text:span></text:p>
      <text:p text:style-name="P2"><text:tab/></text:p>
      <text:p text:style-name="P3"><text:tab/>-<text:span text:style-name="T6">Modificación del menú de navegación. </text:span><text:span text:style-name="T7"><text:s/></text:span><text:span text:style-name="T6">[ </text:span><text:span text:style-name="T7">Acá </text:span><text:span text:style-name="T9">iría el archivo “Tabajo Victoria T.I.O, escrito <text:tab/>muy bien por Vicky; propóngo algunas pocas observaciones en “REVISION_VICKY_ <text:tab/>Trabajo Victoria T.I.O” </text:span><text:span text:style-name="T6">]</text:span></text:p>
      <text:p text:style-name="P2"><text:tab/></text:p>
      <text:p text:style-name="P16"><text:tab/>- <text:span text:style-name="T2">Push a rama remota.</text:span><text:span text:style-name="T6">[ </text:span><text:span text:style-name="T13">Acá irían</text:span></text:p>
      <text:p text:style-name="P16"><text:span text:style-name="T6"><text:tab/><text:tab/></text:span></text:p>
      <text:p text:style-name="P23"><text:tab/><text:tab/>. <text:s/><text:span text:style-name="T95">De “Informe Valentin Caminos Martinez” (en “</text:span><text:span text:style-name="T96">Modificación del índex, noticia 1. <text:tab/><text:tab/> <text:s/>Desde la rama remota”) punto 4) con screen.</text:span></text:p>
      <text:p text:style-name="P16"/>
      <text:p text:style-name="P24"><text:span text:style-name="T6"><text:tab/><text:tab/>. </text:span><text:span text:style-name="T20">De “MODIFICADO_Camila” punto 14. con sus screens.</text:span></text:p>
      <text:p text:style-name="P24"/>
      <text:p text:style-name="P24"><text:span text:style-name="T6"><text:tab/><text:tab/>. </text:span><text:span text:style-name="T97">Debe haber de todos.</text:span><text:span text:style-name="T6">]</text:span></text:p>
      <text:p text:style-name="P2"/>
      <text:p text:style-name="P10"><text:span text:style-name="T1"><text:tab/>- Ejemplo </text:span><text:span text:style-name="T6">de método adecuado de </text:span><text:span text:style-name="T8">linkeo de rama local con nueva rama remota.</text:span><text:span text:style-name="T7"> </text:span>[ <text:span text:style-name="T7">Acá iría el <text:tab/>documento “corrección tpe” escrito por eze, pero POR FAVOR CORREGIDO, <text:tab/>no está <text:tab/>bien escrito. (ver observaciones que propongo en<text:tab/>“1Camila/seleccion/REVISION_EZE_Correccion TPE.odt” </text:span>]</text:p>
      <text:p text:style-name="P5"/>
      <text:p text:style-name="P4"/>
      <text:p text:style-name="P7"><text:span text:style-name="T89">8</text:span>. Creación de archivo .gitignore [ <text:span text:style-name="T7">Acá iría “Creacion del archivo .gitignore” escrito por Valen. Propongo algunas observaciones en “REVISION_VALEN_Creacion….” </text:span>]</text:p>
      <text:p text:style-name="P6"/>
      <text:p text:style-name="P6"/>
      <text:p text:style-name="P29"><text:span text:style-name="T89">9</text:span>. Merge de rama remota con rama master y publicación.<text:span text:style-name="T6">[</text:span><text:span text:style-name="T12">Esto todavía no lo hicimos, es <text:s/>lo último del tpe</text:span><text:span text:style-name="T6">]</text:span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5:59:28.045770524</meta:creation-date>
    <dc:date>2020-10-20T13:28:10.778228979</dc:date>
    <meta:editing-duration>PT24M45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5" meta:paragraph-count="110" meta:word-count="1443" meta:character-count="8714" meta:non-whitespace-character-count="7013"/>
  </office:meta>
</office:document-meta>
</file>